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miri" svg:font-family="Amiri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sana" svg:font-family="Asan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Amiri" fo:font-size="16pt" fo:letter-spacing="normal" officeooo:rsid="00134971" officeooo:paragraph-rsid="00134971"/>
    </style:style>
    <style:style style:name="P2" style:family="paragraph" style:parent-style-name="Standard">
      <style:paragraph-properties fo:line-height="100%"/>
      <style:text-properties style:font-name="Amiri" fo:font-size="16pt" fo:letter-spacing="normal" officeooo:rsid="00134971" officeooo:paragraph-rsid="00134971"/>
    </style:style>
    <style:style style:name="P3" style:family="paragraph" style:parent-style-name="Standard">
      <style:paragraph-properties fo:line-height="100%"/>
      <style:text-properties fo:color="#000000" loext:opacity="100%" style:font-name="Amiri" fo:font-size="14pt" fo:letter-spacing="normal" officeooo:rsid="00134971" officeooo:paragraph-rsid="00134971" style:font-name-asian="Asana" style:font-size-asian="12pt" style:font-name-complex="Asana" style:font-size-complex="14pt"/>
    </style:style>
    <style:style style:name="P4" style:family="paragraph" style:parent-style-name="Table_20_Contents">
      <style:paragraph-properties fo:line-height="100%"/>
      <style:text-properties style:font-name="Amiri" fo:font-size="14pt" fo:letter-spacing="normal" officeooo:rsid="00134971" officeooo:paragraph-rsid="00134971" style:font-name-asian="Asana" style:font-size-asian="12pt" style:font-name-complex="Asana" style:font-size-complex="14pt"/>
    </style:style>
    <style:style style:name="P5" style:family="paragraph" style:parent-style-name="Standard">
      <style:paragraph-properties fo:line-height="100%"/>
      <style:text-properties style:font-name="Amiri" fo:font-size="14pt" fo:letter-spacing="normal" officeooo:paragraph-rsid="00140652" style:font-size-complex="14pt"/>
    </style:style>
    <style:style style:name="P6" style:family="paragraph" style:parent-style-name="Standard">
      <style:paragraph-properties fo:line-height="100%"/>
      <style:text-properties fo:color="#000000" loext:opacity="100%" style:font-name="Amiri" fo:font-size="16pt" fo:letter-spacing="normal" fo:font-weight="bold" officeooo:rsid="00134971" officeooo:paragraph-rsid="00140652" style:font-name-asian="Asana" style:font-size-asian="14pt" style:font-weight-asian="bold" style:font-name-complex="Asana" style:font-size-complex="14pt"/>
    </style:style>
    <style:style style:name="P7" style:family="paragraph" style:parent-style-name="Standard">
      <style:paragraph-properties fo:line-height="100%"/>
      <style:text-properties fo:color="#000000" loext:opacity="100%" style:font-name="Amiri" fo:font-size="16pt" fo:letter-spacing="normal" fo:font-weight="bold" officeooo:rsid="00140652" officeooo:paragraph-rsid="00140652" style:font-name-asian="Asana" style:font-size-asian="14pt" style:font-weight-asian="bold" style:font-name-complex="Asana" style:font-size-complex="14pt"/>
    </style:style>
    <style:style style:name="P8" style:family="paragraph" style:parent-style-name="Standard">
      <style:paragraph-properties fo:line-height="100%"/>
      <style:text-properties fo:color="#000000" loext:opacity="100%" style:font-name="Amiri" fo:font-size="14pt" fo:letter-spacing="normal" officeooo:rsid="00134971" officeooo:paragraph-rsid="00140652" style:font-name-asian="Asana" style:font-size-asian="12pt" style:font-name-complex="Asana" style:font-size-complex="14pt"/>
    </style:style>
    <style:style style:name="P9" style:family="paragraph" style:parent-style-name="Table_20_Contents">
      <style:paragraph-properties fo:line-height="100%"/>
      <style:text-properties style:font-name="Amiri" fo:font-size="14pt" fo:letter-spacing="normal" officeooo:rsid="00140652" officeooo:paragraph-rsid="00140652" style:font-name-asian="Asana" style:font-size-asian="12pt" style:font-name-complex="Asana" style:font-size-complex="14pt"/>
    </style:style>
    <style:style style:name="P10" style:family="paragraph" style:parent-style-name="Standard">
      <style:paragraph-properties fo:line-height="100%"/>
      <style:text-properties fo:color="#000000" loext:opacity="100%" style:font-name="Amiri" fo:font-size="14pt" fo:letter-spacing="normal" officeooo:rsid="00140652" officeooo:paragraph-rsid="00140652" style:font-name-asian="Asana" style:font-size-asian="12pt" style:font-name-complex="Asana" style:font-size-complex="14pt"/>
    </style:style>
    <style:style style:name="P11" style:family="paragraph" style:parent-style-name="Standard">
      <style:paragraph-properties fo:line-height="100%" fo:text-align="center" style:justify-single-word="false"/>
      <style:text-properties fo:color="#000000" loext:opacity="100%" style:font-name="Amiri" fo:font-size="20pt" fo:letter-spacing="normal" fo:font-weight="bold" officeooo:rsid="001652b1" officeooo:paragraph-rsid="001652b1" style:font-name-asian="Asana" style:font-size-asian="12pt" style:font-weight-asian="bold" style:font-name-complex="Asana" style:font-size-complex="14pt" style:font-weight-complex="bold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Amiri" fo:font-size="12pt" fo:letter-spacing="normal" fo:font-weight="normal" officeooo:rsid="0017ba68" officeooo:paragraph-rsid="0017ba68" style:font-name-asian="Asana" style:font-size-asian="12pt" style:font-weight-asian="normal" style:font-name-complex="Asana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/>
      <style:text-properties fo:color="#000000" loext:opacity="100%" style:font-name="Amiri" fo:font-size="12pt" fo:letter-spacing="normal" fo:font-weight="normal" officeooo:rsid="001652b1" officeooo:paragraph-rsid="001652b1" style:font-name-asian="Asana" style:font-size-asian="12pt" style:font-weight-asian="normal" style:font-name-complex="Asana" style:font-size-complex="14pt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Amiri" fo:font-size="12pt" fo:letter-spacing="normal" fo:font-weight="normal" officeooo:rsid="001652b1" officeooo:paragraph-rsid="0017ba68" style:font-name-asian="Asana" style:font-size-asian="12pt" style:font-weight-asian="normal" style:font-name-complex="Asana" style:font-size-complex="14pt" style:font-weight-complex="normal"/>
    </style:style>
    <style:style style:name="T1" style:family="text">
      <style:text-properties fo:font-size="22pt" fo:font-weight="bold" style:font-weight-asian="bold" style:font-weight-complex="bold"/>
    </style:style>
    <style:style style:name="T2" style:family="text">
      <style:text-properties fo:color="#000000" loext:opacity="100%" fo:font-size="14pt" style:font-name-asian="Asana" style:font-size-asian="12pt" style:font-name-complex="Asana" style:font-size-complex="14pt"/>
    </style:style>
    <style:style style:name="T3" style:family="text">
      <style:text-properties fo:font-size="16pt" officeooo:rsid="00134971"/>
    </style:style>
    <style:style style:name="T4" style:family="text">
      <style:text-properties fo:color="#000000" loext:opacity="100%" officeooo:rsid="00134971" style:font-name-asian="Asana" style:font-size-asian="12pt" style:font-name-complex="Asana"/>
    </style:style>
    <style:style style:name="T5" style:family="text">
      <style:text-properties fo:color="#000000" loext:opacity="100%" fo:font-weight="bold" officeooo:rsid="00134971" style:font-name-asian="Asana" style:font-size-asian="12pt" style:font-weight-asian="bold" style:font-name-complex="Asana"/>
    </style:style>
    <style:style style:name="T6" style:family="text">
      <style:text-properties fo:color="#000000" loext:opacity="100%" fo:font-style="italic" officeooo:rsid="00134971" style:font-name-asian="Asana" style:font-size-asian="12pt" style:font-style-asian="italic" style:font-name-complex="Asana"/>
    </style:style>
    <style:style style:name="T7" style:family="text">
      <style:text-properties officeooo:rsid="00156aa9"/>
    </style:style>
    <style:style style:name="T8" style:family="text">
      <style:text-properties fo:font-weight="bold" officeooo:rsid="00156aa9" style:font-weight-asian="bold" style:font-weight-complex="bold"/>
    </style:style>
    <style:style style:name="T9" style:family="text">
      <style:text-properties officeooo:rsid="0017ba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SOAL ANGKATAN 21 </text:span><text:line-break/>Sabtu, 8 Maret 2025</text:p>
      <text:p text:style-name="P2"/>
      <text:p text:style-name="P2">1. Perhatikan sebuah array/list dari domba yang mana terdapat domba yang hilang dari tempatnya. Kami butuh fungsi untuk menghitung domba yang hadir dan yang hilang di array atau list tersebut (true berarti hadir).</text:p>
      <text:p text:style-name="P2"/>
      <text:p text:style-name="P2">Example,</text:p>
      <text:p text:style-name="P2"/>
      <text:p text:style-name="P2">[true, <text:s/>true, <text:s/>true, <text:s/>false, <text:s text:c="2"/>true, <text:s/>true, <text:s/>true, <text:s/>true , <text:s text:c="2"/>true, <text:s/>false, true, <text:s/>false, <text:s text:c="2"/>true, <text:s/>false, false, true , <text:s text:c="2"/>true, <text:s/>true, <text:s/>true, <text:s/>true , <text:s text:c="2"/>false, false, true, <text:s/>true] </text:p>
      <text:p text:style-name="P2"/>
      <text:p text:style-name="P2">The correct answer would be ‘present = 17, alpha <text:s/>= 7’.</text:p>
      <text:p text:style-name="P2"/>
      <text:p text:style-name="P2">2. <text:span text:style-name="T2">Write a PHP program to check if a given positive number is a multiple of 3 or a multiple of 7.</text:span></text:p>
      <text:p text:style-name="P3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ample Input </text:p>
          </table:table-cell>
          <table:table-cell table:style-name="Table1.B1" office:value-type="string">
            <text:p text:style-name="P4">Sample Output</text:p>
          </table:table-cell>
        </table:table-row>
        <table:table-row>
          <table:table-cell table:style-name="Table1.A2" office:value-type="string">
            <text:p text:style-name="P4">3</text:p>
          </table:table-cell>
          <table:table-cell table:style-name="Table1.B2" office:value-type="string">
            <text:p text:style-name="P4">bool(true)</text:p>
          </table:table-cell>
        </table:table-row>
        <table:table-row>
          <table:table-cell table:style-name="Table1.A2" office:value-type="string">
            <text:p text:style-name="P4">21</text:p>
          </table:table-cell>
          <table:table-cell table:style-name="Table1.B2" office:value-type="string">
            <text:p text:style-name="P4">bool(true)</text:p>
          </table:table-cell>
        </table:table-row>
        <table:table-row>
          <table:table-cell table:style-name="Table1.A2" office:value-type="string">
            <text:p text:style-name="P4">14</text:p>
          </table:table-cell>
          <table:table-cell table:style-name="Table1.B2" office:value-type="string">
            <text:p text:style-name="P4">bool(true)</text:p>
          </table:table-cell>
        </table:table-row>
        <table:table-row>
          <table:table-cell table:style-name="Table1.A2" office:value-type="string">
            <text:p text:style-name="P4">19</text:p>
          </table:table-cell>
          <table:table-cell table:style-name="Table1.B2" office:value-type="string">
            <text:p text:style-name="P4">bool(false)</text:p>
          </table:table-cell>
        </table:table-row>
      </table:table>
      <text:p text:style-name="P3"/>
      <text:p text:style-name="P5"><text:span text:style-name="T3">3. </text:span><text:span text:style-name="T4">The first century spans from the </text:span><text:span text:style-name="T5">year 1</text:span><text:span text:style-name="T4"> up to </text:span><text:span text:style-name="T6">and including</text:span><text:span text:style-name="T4"> the year 100, the second century - from the year 101 up to </text:span><text:span text:style-name="T6">and including</text:span><text:span text:style-name="T4"> the year 200, etc.</text:span></text:p>
      <text:p text:style-name="P6"><text:soft-page-break/></text:p>
      <text:p text:style-name="P7">Task</text:p>
      <text:p text:style-name="P8">Given a year, return the century it is in.</text:p>
      <text:p text:style-name="P8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Sample Input</text:p>
          </table:table-cell>
          <table:table-cell table:style-name="Table2.B1" office:value-type="string">
            <text:p text:style-name="P9">Sample Output</text:p>
          </table:table-cell>
        </table:table-row>
        <table:table-row>
          <table:table-cell table:style-name="Table2.A2" office:value-type="string">
            <text:p text:style-name="P9">2002</text:p>
          </table:table-cell>
          <table:table-cell table:style-name="Table2.B2" office:value-type="string">
            <text:p text:style-name="P9">21</text:p>
          </table:table-cell>
        </table:table-row>
        <table:table-row>
          <table:table-cell table:style-name="Table2.A2" office:value-type="string">
            <text:p text:style-name="P9">1789</text:p>
          </table:table-cell>
          <table:table-cell table:style-name="Table2.B2" office:value-type="string">
            <text:p text:style-name="P9">18</text:p>
          </table:table-cell>
        </table:table-row>
        <table:table-row>
          <table:table-cell table:style-name="Table2.A2" office:value-type="string">
            <text:p text:style-name="P9">1029</text:p>
          </table:table-cell>
          <table:table-cell table:style-name="Table2.B2" office:value-type="string">
            <text:p text:style-name="P9">11</text:p>
          </table:table-cell>
        </table:table-row>
        <table:table-row>
          <table:table-cell table:style-name="Table2.A2" office:value-type="string">
            <text:p text:style-name="P9">2193</text:p>
          </table:table-cell>
          <table:table-cell table:style-name="Table2.B2" office:value-type="string">
            <text:p text:style-name="P9">22</text:p>
          </table:table-cell>
        </table:table-row>
        <table:table-row>
          <table:table-cell table:style-name="Table2.A2" office:value-type="string">
            <text:p text:style-name="P9">1900</text:p>
          </table:table-cell>
          <table:table-cell table:style-name="Table2.B2" office:value-type="string">
            <text:p text:style-name="P9">19</text:p>
          </table:table-cell>
        </table:table-row>
        <table:table-row>
          <table:table-cell table:style-name="Table2.A2" office:value-type="string">
            <text:p text:style-name="P9">2000</text:p>
          </table:table-cell>
          <table:table-cell table:style-name="Table2.B2" office:value-type="string">
            <text:p text:style-name="P9">20</text:p>
          </table:table-cell>
        </table:table-row>
      </table:table>
      <text:p text:style-name="P8"/>
      <text:p text:style-name="P10">4. <text:span text:style-name="T7">Budi ingin membuat fungsi untuk membedakan antara angka genap dan ganjil dalam sebuah array dengan bahasa PHP, bisakah kamu membantunya?</text:span></text:p>
      <text:p text:style-name="P10"/>
      <text:p text:style-name="P10">5. Buat kumpulan data nama nama array kemudian buatlah fungsi yang menerima string untuk menambahkan carachter otomatis pada setiap array</text:p>
      <text:p text:style-name="P10"/>
      <text:p text:style-name="P10">Array = <text:s/>[Nama1,Nama2,] | [10.000,20.000] </text:p>
      <text:p text:style-name="P10">Array = [<text:span text:style-name="T7">Pak </text:span>Nama1 -<text:span text:style-name="T7">kun</text:span>,<text:span text:style-name="T7">Pak </text:span>Nama2 -<text:span text:style-name="T7">kun</text:span>] | [<text:span text:style-name="T7">Rp</text:span>.10.000,<text:span text:style-name="T7">00-</text:span>,Rp.20.000,<text:span text:style-name="T7">00-</text:span>]</text:p>
      <text:p text:style-name="P10"/>
      <text:p text:style-name="P10">6. <text:span text:style-name="T7">Warung makan “</text:span><text:span text:style-name="T8">Budhe Nar</text:span><text:span text:style-name="T7">” ingin mendigitalisasi restorannya dia sudah menyediakan menu menu masakannya dalam bentuk array, bantulah mereka untuk menampilkan semua menu yang mereka punya secara rapih.</text:span></text:p>
      <text:p text:style-name="P10"/>
      <text:p text:style-name="P10">7. <text:span text:style-name="T7">Dan buatkan</text:span> function untuk set harga pada setiap menu <text:span text:style-name="T7">yang mereka punya.</text:span></text:p>
      <text:p text:style-name="P10"/>
      <text:p text:style-name="P11"><text:soft-page-break/>Lampiran</text:p>
      <text:p text:style-name="P12">Soal 1.</text:p>
      <text:p text:style-name="P13">$domba1 = [123, 'kambing', false, true, null, 'domba', 456, true, false, 'true', 789, true, true];</text:p>
      <text:p text:style-name="P13">$domba2 = [true, 'true', 'false', false, true, 'domba', null, false, true, 'kambing', 234];</text:p>
      <text:p text:style-name="P13">$domba3 = [false, true, 'domba', 567, 'kambing', null, true, false, 'false', 890, 'true'];</text:p>
      <text:p text:style-name="P13">$domba = ['domba', true, 'false', false, true, false, 231, 432, 'domba', null, true, true, true];</text:p>
      <text:p text:style-name="P13">$domba = [true, false, 342, 'domba', true, true, true, true, true, false, true, null, null, 2, 'sapi', true, true];</text:p>
      <text:p text:style-name="P13"/>
      <text:p text:style-name="P12">Soal 2.</text:p>
      <text:p text:style-name="P13">$number1 = [3, 12, 43, 21, 90, 120, 1330];</text:p>
      <text:p text:style-name="P13">$number2 = [321, 64, 3, 24, 80, 34, 60];</text:p>
      <text:p text:style-name="P13">$number3 = [99, 89, 45, 21, 75, 23, 55];</text:p>
      <text:p text:style-name="P13">$number4 = [40, 12, 41992, 21, 908493, 13420, 1330];</text:p>
      <text:p text:style-name="P13"/>
      <text:p text:style-name="P12">Soal 3.</text:p>
      <text:p text:style-name="P13">$abad1 = [1000, 2309, 2341, 1001, 2022];</text:p>
      <text:p text:style-name="P13">$abad2 = [210, 2031, 9201, 3209, 2432];</text:p>
      <text:p text:style-name="P13">$abad3 = [909, 122, 3221, 1401, 2222];</text:p>
      <text:p text:style-name="P13">$abad4 = [230, 2309, 2341, 12, 20022];</text:p>
      <text:p text:style-name="P13">$abad5 = [100, 2, 43, 56, 9098];</text:p>
      <text:p text:style-name="P13"/>
      <text:p text:style-name="P12">Soal 4.</text:p>
      <text:p text:style-name="P13">$numbers1 = [1, 2, 3, 4, 5, 6, 7, 8, 9, 10];</text:p>
      <text:p text:style-name="P13">$numbers2 = [23, 53532, 625265, 1230984, 102];</text:p>
      <text:p text:style-name="P13">$numbers3 = [123, 234, 345, 456, 567, 678, 789, 890, 901, 1011];</text:p>
      <text:p text:style-name="P13">$numbers4 = [4902,902, 32, 31, 78, 424];</text:p>
      <text:p text:style-name="P14">$numbers5 = [8932, 971902, 2179879, 31378121321, 4327190$add1 = ['Andi', 10000, 'Frodo', 'Gandalf', 1000, 10000000];</text:p>
      <text:p text:style-name="P14"/>
      <text:p text:style-name="P12">Soal 5.</text:p>
      <text:p text:style-name="P14">$add2 = [232000, 15<text:span text:style-name="T9">000000000</text:span>000, 'Frodo', 'Legolas', 'Sukardi', 2500, 'Hataru', 9320200];</text:p>
      <text:p text:style-name="P14">$add3 = [20000, 'Aragorn','Legolas',320090, '<text:span text:style-name="T9">Naruto</text:span>', 3000, 7500, 'Bambang'];</text:p>
      <text:p text:style-name="P14"><text:soft-page-break/>$add4 = ['Siti', 340023, 'Samwise', 'Boromir', 43000, 604000];</text:p>
      <text:p text:style-name="P14">$add5 = ['Joko', 30000, 'Dwarf', 5000, 'Gwenn', 'Pippin', 2300, 2300,'Conan',<text:span text:style-name="T9">920000000000000000000]</text:span>;</text:p>
      <text:p text:style-name="P14"/>
      <text:p text:style-name="P12">Soal 6.</text:p>
      <text:p text:style-name="P12">$menu = [</text:p>
      <text:p text:style-name="P12"><text:s text:c="4"/>'makanan' =&gt; [</text:p>
      <text:p text:style-name="P12"><text:s text:c="8"/>'ayam' =&gt; [</text:p>
      <text:p text:style-name="P12"><text:s text:c="12"/>'ayam bakar',</text:p>
      <text:p text:style-name="P12"><text:s text:c="12"/>'ayam goreng',</text:p>
      <text:p text:style-name="P12"><text:s text:c="12"/>'ayam sambal',</text:p>
      <text:p text:style-name="P12"><text:s text:c="12"/>'ayam kecap'</text:p>
      <text:p text:style-name="P12"><text:s text:c="8"/>],</text:p>
      <text:p text:style-name="P12"><text:s text:c="8"/>'ikan' =&gt; [</text:p>
      <text:p text:style-name="P12"><text:s text:c="12"/>'ikan bakar',</text:p>
      <text:p text:style-name="P12"><text:s text:c="12"/>'ikan goreng',</text:p>
      <text:p text:style-name="P12"><text:s text:c="12"/>'ikan sambal',</text:p>
      <text:p text:style-name="P12"><text:s text:c="12"/>'ikan kecap'</text:p>
      <text:p text:style-name="P12"><text:s text:c="8"/>],</text:p>
      <text:p text:style-name="P12"><text:s text:c="8"/>'sapi' =&gt; [</text:p>
      <text:p text:style-name="P12"><text:s text:c="12"/>'sapi bakar',</text:p>
      <text:p text:style-name="P12"><text:s text:c="12"/>'sapi goreng',</text:p>
      <text:p text:style-name="P12"><text:s text:c="12"/>'sapi sambal',</text:p>
      <text:p text:style-name="P12"><text:s text:c="12"/>'sapi kecap'</text:p>
      <text:p text:style-name="P12"><text:s text:c="8"/>],</text:p>
      <text:p text:style-name="P12"><text:s text:c="8"/>'kambing' =&gt; [</text:p>
      <text:p text:style-name="P12"><text:s text:c="12"/>'kambing bakar',</text:p>
      <text:p text:style-name="P12"><text:s text:c="12"/>'kambing goreng',</text:p>
      <text:p text:style-name="P12"><text:s text:c="12"/>'kambing sambal',</text:p>
      <text:p text:style-name="P12"><text:s text:c="12"/>'kambing kecap'</text:p>
      <text:p text:style-name="P12"><text:s text:c="8"/>]</text:p>
      <text:p text:style-name="P12"><text:s text:c="8"/>],</text:p>
      <text:p text:style-name="P12"><text:s text:c="4"/>"minuman" =&gt;[</text:p>
      <text:p text:style-name="P12"><text:s text:c="8"/>'es teh',</text:p>
      <text:p text:style-name="P12"><text:soft-page-break/><text:s text:c="8"/>'es jeruk',</text:p>
      <text:p text:style-name="P12"><text:s text:c="8"/>'es anggur',</text:p>
      <text:p text:style-name="P12"><text:s text:c="8"/>"masirmas",</text:p>
      <text:p text:style-name="P12"><text:s text:c="8"/>"teh sisri",</text:p>
      <text:p text:style-name="P12"><text:s text:c="8"/>"es teh anget",</text:p>
      <text:p text:style-name="P12"><text:s text:c="8"/>"soda gembira"</text:p>
      <text:p text:style-name="P12"><text:s text:c="4"/>]</text:p>
      <text:p text:style-name="P12">];</text:p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miri" svg:font-family="Amiri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sana" svg:font-family="Asan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Standard" style:next-style-name="Standard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rial" fo:font-family="Arial" style:font-family-generic="roman" style:font-pitch="variable" fo:font-size="14pt" style:font-name-asian="Arial1" style:font-family-asian="Arial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08T07:41:44.953940987</meta:creation-date>
    <dc:date>2025-03-08T09:15:44.521939991</dc:date>
    <meta:editing-duration>PT1H6M9S</meta:editing-duration>
    <meta:editing-cycles>5</meta:editing-cycles>
    <meta:generator>LibreOffice/25.2.1.2$Linux_X86_64 LibreOffice_project/d3abf4aee5fd705e4a92bba33a32f40bc4e56f49</meta:generator>
    <meta:print-date>2025-03-08T08:26:23.429154477</meta:print-date>
    <meta:printed-by>PDF files</meta:printed-by>
    <meta:document-statistic meta:table-count="2" meta:image-count="0" meta:object-count="0" meta:page-count="5" meta:paragraph-count="106" meta:word-count="587" meta:character-count="3863" meta:non-whitespace-character-count="3021"/>
  </office:meta>
</office:document-meta>
</file>